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6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44.0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6.83mm"/>
    </style:style>
    <style:style style:name="co7" style:family="table-column">
      <style:table-column-properties fo:break-before="auto" style:column-width="5.4mm"/>
    </style:style>
    <style:style style:name="co8" style:family="table-column">
      <style:table-column-properties fo:break-before="auto" style:column-width="23.58mm"/>
    </style:style>
    <style:style style:name="co9" style:family="table-column">
      <style:table-column-properties fo:break-before="auto" style:column-width="3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2.31mm" fo:break-before="auto" style:use-optimal-row-height="false"/>
    </style:style>
    <style:style style:name="ro4" style:family="table-row">
      <style:table-row-properties style:row-height="13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74.84mm" svg:y="107.25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242.31mm" svg:y="96.93mm">
            <loext:p draw:notify-on-update-of-ranges="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7mm" svg:height="90.05mm" svg:x="3.03mm" svg:y="107.3mm">
            <loext:p draw:notify-on-update-of-ranges="Sheet2.C4:Sheet2.C18 Sheet2.D2:Sheet2.D3 Sheet2.D4:Sheet2.D18 Sheet2.C4:Sheet2.C18 Sheet2.G2:Sheet2.G3 Sheet2.G4:Sheet2.G18 Sheet2.C4:Sheet2.C18 Sheet2.H2:Sheet2.H3 Sheet2.H4:Sheet2.H18 Sheet2.C4:Sheet2.C18 Sheet2.I2:Sheet2.I3 Sheet2.I4:Sheet2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59.89mm" svg:y="108.03mm">
            <loext:p draw:notify-on-update-of-ranges="Sheet2.C4:Sheet2.C18 Sheet2.G3:Sheet2.G3 Sheet2.G4:Sheet2.G18 Sheet2.C4:Sheet2.C18 Sheet2.I3:Sheet2.I3 Sheet2.I4:Sheet2.I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.13" calcext:value-type="float">
            <text:p>5.13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.13" calcext:value-type="float">
            <text:p>5.13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+- 30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159.99mm" svg:height="89.99mm" svg:x="8.41mm" svg:y="93.77mm">
            <loext:p draw:notify-on-update-of-ranges="Sheet3.I22:Sheet3.I22 Sheet3.I23:Sheet3.I31 Sheet3.J22:Sheet3.J22 Sheet3.J23:Sheet3.J31 Sheet3.K22:Sheet3.K22 Sheet3.K23:Sheet3.K31 Sheet3.L22:Sheet3.L22 Sheet3.L23:Sheet3.L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row table:style-name="ro3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PowerSupply 1m Long wir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PowerSupply</text:p>
          </table:table-cell>
          <table:covered-table-cell table:style-name="ce2" office:value-type="string" calcext:value-type="string">
            <text:p>10x4.5E</text:p>
          </table:covered-table-cell>
          <table:table-cell table:style-name="ce2" office:value-type="string" calcext:value-type="string" table:number-columns-spanned="2" table:number-rows-spanned="1">
            <text:p>3000mAh LipoPack</text:p>
          </table:table-cell>
          <table:covered-table-cell/>
          <table:table-cell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 table:number-columns-spanned="4" table:number-rows-spanned="1">
            <text:p>9x4.7E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2" table:number-rows-spanned="1">
            <text:p>10x4.5E</text:p>
          </table:table-cell>
          <table:covered-table-cell/>
          <table:table-cell table:style-name="ce2" office:value-type="string" calcext:value-type="string" table:number-columns-spanned="2" table:number-rows-spanned="1">
            <text:p>11x6.0E</text:p>
          </table:table-cell>
          <table:covered-table-cell/>
          <table:table-cell/>
        </table:table-row>
        <table:table-row table:style-name="ro3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table:style-name="ce1" office:value-type="string" calcext:value-type="string">
            <text:p>small wire</text:p>
          </table:table-cell>
          <table:table-cell table:style-name="ce1" office:value-type="string" calcext:value-type="string">
            <text:p>BATT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.97" calcext:value-type="float">
            <text:p>1.97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860" calcext:value-type="float">
            <text:p>860</text:p>
          </table:table-cell>
          <table:table-cell office:value-type="float" office:value="250" calcext:value-type="float">
            <text:p>250</text:p>
          </table:table-cell>
          <table:table-cell office:value-type="float" office:value="2.43" calcext:value-type="float">
            <text:p>2.43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93" calcext:value-type="float">
            <text:p>2.93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aturate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7" calcext:value-type="float">
            <text:p>3.47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.03" calcext:value-type="float">
            <text:p>4.03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56" calcext:value-type="float">
            <text:p>4.56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3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 1m wire 9x4.7E</text:p>
          </table:table-cell>
          <table:table-cell table:style-name="ce1" office:value-type="string" calcext:value-type="string">
            <text:p>Thrust (g) 10x4.5E</text:p>
          </table:table-cell>
          <table:table-cell table:style-name="ce1" office:value-type="string" calcext:value-type="string">
            <text:p>Thrust (g) 11x6.0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/1500" office:value-type="float" office:value="0.733333333333333" calcext:value-type="float">
            <text:p>0.7333333333</text:p>
          </table:table-cell>
          <table:table-cell table:formula="of:=[.D23]/173" office:value-type="float" office:value="0" calcext:value-type="float">
            <text:p>0</text:p>
          </table:table-cell>
          <table:table-cell table:formula="of:=[.E23]/214" office:value-type="float" office:value="0" calcext:value-type="float">
            <text:p>0</text:p>
          </table:table-cell>
          <table:table-cell table:formula="of:=[.F23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4]/1500" office:value-type="float" office:value="0.766666666666667" calcext:value-type="float">
            <text:p>0.7666666667</text:p>
          </table:table-cell>
          <table:table-cell table:formula="of:=[.D24]/173" office:value-type="float" office:value="0.0867052023121387" calcext:value-type="float">
            <text:p>0.0867052023</text:p>
          </table:table-cell>
          <table:table-cell table:formula="of:=[.E24]/214" office:value-type="float" office:value="0.0700934579439252" calcext:value-type="float">
            <text:p>0.0700934579</text:p>
          </table:table-cell>
          <table:table-cell table:formula="of:=[.F24]/70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5]/1500" office:value-type="float" office:value="0.8" calcext:value-type="float">
            <text:p>0.8</text:p>
          </table:table-cell>
          <table:table-cell table:formula="of:=[.D25]/173" office:value-type="float" office:value="0.202312138728324" calcext:value-type="float">
            <text:p>0.2023121387</text:p>
          </table:table-cell>
          <table:table-cell table:formula="of:=[.E25]/214" office:value-type="float" office:value="0.168224299065421" calcext:value-type="float">
            <text:p>0.1682242991</text:p>
          </table:table-cell>
          <table:table-cell table:formula="of:=[.F25]/700" office:value-type="float" office:value="0.0714285714285714" calcext:value-type="float">
            <text:p>0.071428571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26]/1500" office:value-type="float" office:value="0.833333333333333" calcext:value-type="float">
            <text:p>0.8333333333</text:p>
          </table:table-cell>
          <table:table-cell table:formula="of:=[.D26]/173" office:value-type="float" office:value="0.329479768786127" calcext:value-type="float">
            <text:p>0.3294797688</text:p>
          </table:table-cell>
          <table:table-cell table:formula="of:=[.E26]/214" office:value-type="float" office:value="0.285046728971963" calcext:value-type="float">
            <text:p>0.285046729</text:p>
          </table:table-cell>
          <table:table-cell table:formula="of:=[.F26]/700" office:value-type="float" office:value="0.171428571428571" calcext:value-type="float">
            <text:p>0.171428571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7]/1500" office:value-type="float" office:value="0.866666666666667" calcext:value-type="float">
            <text:p>0.8666666667</text:p>
          </table:table-cell>
          <table:table-cell table:formula="of:=[.D27]/173" office:value-type="float" office:value="0.456647398843931" calcext:value-type="float">
            <text:p>0.4566473988</text:p>
          </table:table-cell>
          <table:table-cell table:formula="of:=[.E27]/214" office:value-type="float" office:value="0.411214953271028" calcext:value-type="float">
            <text:p>0.4112149533</text:p>
          </table:table-cell>
          <table:table-cell table:formula="of:=[.F27]/700" office:value-type="float" office:value="0.314285714285714" calcext:value-type="float">
            <text:p>0.3142857143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8]/1500" office:value-type="float" office:value="0.9" calcext:value-type="float">
            <text:p>0.9</text:p>
          </table:table-cell>
          <table:table-cell table:formula="of:=[.D28]/173" office:value-type="float" office:value="0.601156069364162" calcext:value-type="float">
            <text:p>0.6011560694</text:p>
          </table:table-cell>
          <table:table-cell table:formula="of:=[.E28]/214" office:value-type="float" office:value="0.542056074766355" calcext:value-type="float">
            <text:p>0.5420560748</text:p>
          </table:table-cell>
          <table:table-cell table:formula="of:=[.F28]/700" office:value-type="float" office:value="0.514285714285714" calcext:value-type="float">
            <text:p>0.514285714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9]/1500" office:value-type="float" office:value="0.933333333333333" calcext:value-type="float">
            <text:p>0.9333333333</text:p>
          </table:table-cell>
          <table:table-cell table:formula="of:=[.D29]/173" office:value-type="float" office:value="0.716763005780347" calcext:value-type="float">
            <text:p>0.7167630058</text:p>
          </table:table-cell>
          <table:table-cell table:formula="of:=[.E29]/214" office:value-type="float" office:value="0.700934579439252" calcext:value-type="float">
            <text:p>0.7009345794</text:p>
          </table:table-cell>
          <table:table-cell table:formula="of:=[.F29]/700" office:value-type="float" office:value="0.742857142857143" calcext:value-type="float">
            <text:p>0.742857142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0]/1500" office:value-type="float" office:value="0.966666666666667" calcext:value-type="float">
            <text:p>0.9666666667</text:p>
          </table:table-cell>
          <table:table-cell table:formula="of:=[.D30]/173" office:value-type="float" office:value="0.826589595375723" calcext:value-type="float">
            <text:p>0.8265895954</text:p>
          </table:table-cell>
          <table:table-cell table:formula="of:=[.E30]/214" office:value-type="float" office:value="0.850467289719626" calcext:value-type="float">
            <text:p>0.8504672897</text:p>
          </table:table-cell>
          <table:table-cell table:formula="of:=[.F30]/700" office:value-type="float" office:value="0.985714285714286" calcext:value-type="float">
            <text:p>0.9857142857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31]/1500" office:value-type="float" office:value="1" calcext:value-type="float">
            <text:p>1</text:p>
          </table:table-cell>
          <table:table-cell table:formula="of:=[.D31]/173" office:value-type="float" office:value="1" calcext:value-type="float">
            <text:p>1</text:p>
          </table:table-cell>
          <table:table-cell table:formula="of:=[.E31]/214" office:value-type="float" office:value="1" calcext:value-type="float">
            <text:p>1</text:p>
          </table:table-cell>
          <table:table-cell table:formula="of:=[.F31]/700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MAX([.C23:.C31])" office:value-type="float" office:value="1500" calcext:value-type="float">
            <text:p>1500</text:p>
          </table:table-cell>
          <table:table-cell table:formula="of:=MAX([.D23:.D31])" office:value-type="float" office:value="173" calcext:value-type="float">
            <text:p>173</text:p>
          </table:table-cell>
          <table:table-cell table:formula="of:=MAX([.E23:.E31])" office:value-type="float" office:value="214" calcext:value-type="float">
            <text:p>214</text:p>
          </table:table-cell>
          <table:table-cell table:formula="of:=MAX([.F23:.F31])" office:value-type="float" office:value="700" calcext:value-type="float">
            <text:p>70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4">
          <table:table-cell table:number-columns-repeated="9"/>
          <table:table-cell table:style-name="ce3" office:value-type="string" calcext:value-type="string">
            <text:p>700 gms @ 100%</text:p>
          </table:table-cell>
          <table:table-cell table:number-columns-repeated="2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9"/>
          <table:table-cell table:style-name="ce3" office:value-type="string" calcext:value-type="string">
            <text:p>50 gms @ 80%</text:p>
          </table:table-cell>
          <table:table-cell table:number-columns-repeated="2"/>
        </table:table-row>
        <table:table-row table:style-name="ro2" table:number-rows-repeated="4">
          <table:table-cell table:number-columns-repeated="12"/>
        </table:table-row>
        <table:table-row table:style-name="ro4">
          <table:table-cell table:number-columns-repeated="10"/>
          <table:table-cell table:style-name="ce3"/>
          <table:table-cell/>
        </table:table-row>
        <table:table-row table:style-name="ro4">
          <table:table-cell table:number-columns-repeated="10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9:40:36.813178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7-05-24T20:50:40.788017651</dc:date>
    <meta:editing-duration>PT37M47S</meta:editing-duration>
    <meta:editing-cycles>9</meta:editing-cycles>
    <meta:generator>LibreOffice/5.1.6.2$Linux_X86_64 LibreOffice_project/10m0$Build-2</meta:generator>
    <meta:document-statistic meta:table-count="3" meta:cell-count="8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82cm" svg:y="4.19cm" style:legend-expansion="high" chart:style-name="ch2"/>
        <chart:plot-area chart:style-name="ch3" table:cell-range-address="Sheet1.C8:Sheet1.D21 Sheet1.D6:Sheet1.D6" chart:data-source-has-labels="row" svg:x="0.319cm" svg:y="0.18cm" svg:width="12.444cm" svg:height="8.646cm">
          <chartooo:coordinate-region svg:x="1.205cm" svg:y="0.394cm" svg:width="11.13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082cm" svg:y="4.774cm" style:legend-expansion="high" chart:style-name="ch2"/>
        <chart:plot-area chart:style-name="ch3" table:cell-range-address="Sheet1.J7:Sheet1.K22 Sheet1.K6:Sheet1.K6" chart:data-source-has-labels="row" svg:x="0.319cm" svg:y="0.203cm" svg:width="12.444cm" svg:height="9.768cm">
          <chartooo:coordinate-region svg:x="1.205cm" svg:y="0.416cm" svg:width="11.133cm" svg:height="8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81cm" svg:y="0.315cm" chart:style-name="ch2">
          <text:p>Thrust</text:p>
        </chart:title>
        <chart:legend chart:legend-position="end" svg:x="11.66cm" svg:y="3.403cm" style:legend-expansion="high" chart:style-name="ch3"/>
        <chart:plot-area chart:style-name="ch4" table:cell-range-address="Sheet2.C4:Sheet2.D18 Sheet2.D2:Sheet2.D3 Sheet2.G2:Sheet2.I18" chart:data-source-has-labels="row" svg:x="0.319cm" svg:y="1.286cm" svg:width="11.022cm" svg:height="7.54cm">
          <chartooo:coordinate-region svg:x="1.205cm" svg:y="1.499cm" svg:width="9.712cm" svg:height="6.6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18" chart:label-cell-address="Sheet2.D2:Sheet2.D3" chart:class="chart:scatter">
            <chart:domain table:cell-range-address="Sheet2.C4:Sheet2.C18"/>
            <chart:data-point chart:repeated="15"/>
          </chart:series>
          <chart:series chart:style-name="ch8" chart:values-cell-range-address="Sheet2.G4:Sheet2.G18" chart:label-cell-address="Sheet2.G2:Sheet2.G3" chart:class="chart:scatter">
            <chart:data-point chart:repeated="15"/>
          </chart:series>
          <chart:series chart:style-name="ch9" chart:values-cell-range-address="Sheet2.H4:Sheet2.H18" chart:label-cell-address="Sheet2.H2:Sheet2.H3" chart:class="chart:scatter">
            <chart:data-point chart:repeated="15"/>
          </chart:series>
          <chart:series chart:style-name="ch10" chart:values-cell-range-address="Sheet2.I4:Sheet2.I18" chart:label-cell-address="Sheet2.I2:Sheet2.I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9x4.7E Thrust (g)</text:p>
                <text:list>
                  <text:list-item>
                    <text:p>9x4.7E</text:p>
                  </text:list-item>
                  <text:list-item>
                    <text:p>Thrust (g)</text:p>
                  </text:list-item>
                </text:list>
                <draw:g>
                  <svg:desc>Sheet2.D2:Sheet2.D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G2:Sheet2.G3</svg:desc>
                </draw:g>
              </table:table-cell>
              <table:table-cell office:value-type="string">
                <text:p>10x4.5E Thrust (g)</text:p>
                <text:list>
                  <text:list-item>
                    <text:p>10x4.5E</text:p>
                  </text:list-item>
                  <text:list-item>
                    <text:p>Thrust (g)</text:p>
                  </text:list-item>
                </text:list>
                <draw:g>
                  <svg:desc>Sheet2.H2:Sheet2.H3</svg:desc>
                </draw:g>
              </table:table-cell>
              <table:table-cell office:value-type="string">
                <text:p>Current (A)</text:p>
                <text:list>
                  <text:list-item>
                    <text:p/>
                  </text:list-item>
                  <text:list-item>
                    <text:p>Current (A)</text:p>
                  </text:list-item>
                </text:list>
                <draw:g>
                  <svg:desc>Sheet2.I2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">
                <text:p>0</text:p>
                <draw:g>
                  <svg:desc>Sheet2.D4:Sheet2.D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">
                <text:p>0</text:p>
                <draw:g>
                  <svg:desc>Sheet2.H4:Sheet2.H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36">
                <text:p>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  <table:table-cell office:value-type="float" office:value="0.73">
                <text:p>0.73</text:p>
              </table:table-cell>
              <table:table-cell office:value-type="float" office:value="61">
                <text:p>6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  <table:table-cell office:value-type="float" office:value="1.3">
                <text:p>1.3</text:p>
              </table:table-cell>
              <table:table-cell office:value-type="float" office:value="116">
                <text:p>11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  <table:table-cell office:value-type="float" office:value="1.6">
                <text:p>1.6</text:p>
              </table:table-cell>
              <table:table-cell office:value-type="float" office:value="150">
                <text:p>1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  <table:table-cell office:value-type="float" office:value="1.97">
                <text:p>1.97</text:p>
              </table:table-cell>
              <table:table-cell office:value-type="float" office:value="182">
                <text:p>18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  <table:table-cell office:value-type="float" office:value="2.43">
                <text:p>2.43</text:p>
              </table:table-cell>
              <table:table-cell office:value-type="float" office:value="214">
                <text:p>21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  <table:table-cell office:value-type="float" office:value="2.93">
                <text:p>2.93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  <table:table-cell office:value-type="float" office:value="3.47">
                <text:p>3.47</text:p>
              </table:table-cell>
              <table:table-cell office:value-type="float" office:value="265">
                <text:p>2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  <table:table-cell office:value-type="float" office:value="4.03">
                <text:p>4.03</text:p>
              </table:table-cell>
              <table:table-cell office:value-type="float" office:value="286">
                <text:p>28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  <table:table-cell office:value-type="float" office:value="4.56">
                <text:p>4.56</text:p>
              </table:table-cell>
              <table:table-cell office:value-type="float" office:value="295">
                <text:p>29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  <table:table-cell office:value-type="float" office:value="5.13">
                <text:p>5.13</text:p>
              </table:table-cell>
              <table:table-cell office:value-type="float" office:value="310">
                <text:p>31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  <table:table-cell office:value-type="float" office:value="5.13">
                <text:p>5.13</text:p>
              </table:table-cell>
              <table:table-cell office:value-type="float" office:value="321">
                <text:p>321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4cm" svg:y="3.927cm" style:legend-expansion="high" chart:style-name="ch2"/>
        <chart:plot-area chart:style-name="ch3" table:cell-range-address="Sheet2.C4:Sheet2.C18 Sheet2.G3:Sheet2.G18 Sheet2.I3:Sheet2.I18" chart:data-source-has-labels="row" svg:x="0.319cm" svg:y="0.18cm" svg:width="12.202cm" svg:height="8.645cm">
          <chartooo:coordinate-region svg:x="0.782cm" svg:y="0.394cm" svg:width="11.314cm" svg:height="7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4:Sheet2.G18" chart:label-cell-address="Sheet2.G3:Sheet2.G3" chart:class="chart:scatter">
            <chart:domain table:cell-range-address="Sheet2.C4:Sheet2.C18"/>
            <chart:data-point chart:repeated="15"/>
          </chart:series>
          <chart:series chart:style-name="ch7" chart:values-cell-range-address="Sheet2.I4:Sheet2.I18" chart:label-cell-address="Sheet2.I3:Sheet2.I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rrent (A)</text:p>
                <draw:g>
                  <svg:desc>Sheet2.G3:Sheet2.G3</svg:desc>
                </draw:g>
              </table:table-cell>
              <table:table-cell office:value-type="string">
                <text:p>Current (A)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2.C4:Sheet2.C18</svg:desc>
                </draw:g>
              </table:table-cell>
              <table:table-cell office:value-type="float" office:value="0.05">
                <text:p>0.05</text:p>
                <draw:g>
                  <svg:desc>Sheet2.G4:Sheet2.G18</svg:desc>
                </draw:g>
              </table:table-cell>
              <table:table-cell office:value-type="float" office:value="0.05">
                <text:p>0.05</text:p>
                <draw:g>
                  <svg:desc>Sheet2.I4:Sheet2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.3">
                <text:p>1.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.6">
                <text:p>1.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.97">
                <text:p>1.9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.43">
                <text:p>2.4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.93">
                <text:p>2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3.47">
                <text:p>3.4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4.03">
                <text:p>4.03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4.56">
                <text:p>4.5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5.13">
                <text:p>5.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.13">
                <text:p>5.13</text:p>
              </table:table-cell>
              <table:table-cell office:value-type="float" office:value="6.19">
                <text:p>6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53cm" svg:y="3.4cm" style:legend-expansion="high" chart:style-name="ch2"/>
        <chart:plot-area chart:style-name="ch3" table:cell-range-address="Sheet3.I22:Sheet3.L31" chart:data-source-has-labels="row" svg:x="0.32cm" svg:y="0.18cm" svg:width="9.813cm" svg:height="8.64cm">
          <chartooo:coordinate-region svg:x="1.085cm" svg:y="0.394cm" svg:width="8.94cm" svg:height="7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I23:Sheet3.I31" chart:label-cell-address="Sheet3.I22:Sheet3.I22" chart:class="chart:line">
            <chart:data-point chart:repeated="9"/>
          </chart:series>
          <chart:series chart:style-name="ch7" chart:values-cell-range-address="Sheet3.J23:Sheet3.J31" chart:label-cell-address="Sheet3.J22:Sheet3.J22" chart:class="chart:line">
            <chart:data-point chart:repeated="9"/>
          </chart:series>
          <chart:series chart:style-name="ch8" chart:values-cell-range-address="Sheet3.K23:Sheet3.K31" chart:label-cell-address="Sheet3.K22:Sheet3.K22" chart:class="chart:line">
            <chart:data-point chart:repeated="9"/>
          </chart:series>
          <chart:series chart:style-name="ch9" chart:values-cell-range-address="Sheet3.L23:Sheet3.L31" chart:label-cell-address="Sheet3.L22:Sheet3.L2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ttle (uS)</text:p>
                <draw:g>
                  <svg:desc>Sheet3.I22:Sheet3.I22</svg:desc>
                </draw:g>
              </table:table-cell>
              <table:table-cell office:value-type="string">
                <text:p>Thrust (g) 1m wire 9x4.7E</text:p>
                <draw:g>
                  <svg:desc>Sheet3.J22:Sheet3.J22</svg:desc>
                </draw:g>
              </table:table-cell>
              <table:table-cell office:value-type="string">
                <text:p>Thrust (g) 10x4.5E</text:p>
                <draw:g>
                  <svg:desc>Sheet3.K22:Sheet3.K22</svg:desc>
                </draw:g>
              </table:table-cell>
              <table:table-cell office:value-type="string">
                <text:p>Thrust (g) 11x6.0E</text:p>
                <draw:g>
                  <svg:desc>Sheet3.L22:Sheet3.L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333333333333">
                <text:p>0.733333333333333</text:p>
                <draw:g>
                  <svg:desc>Sheet3.I23:Sheet3.I31</svg:desc>
                </draw:g>
              </table:table-cell>
              <table:table-cell office:value-type="float" office:value="0">
                <text:p>0</text:p>
                <draw:g>
                  <svg:desc>Sheet3.J23:Sheet3.J31</svg:desc>
                </draw:g>
              </table:table-cell>
              <table:table-cell office:value-type="float" office:value="0">
                <text:p>0</text:p>
                <draw:g>
                  <svg:desc>Sheet3.K23:Sheet3.K31</svg:desc>
                </draw:g>
              </table:table-cell>
              <table:table-cell office:value-type="float" office:value="0">
                <text:p>0</text:p>
                <draw:g>
                  <svg:desc>Sheet3.L23:Sheet3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0867052023121387">
                <text:p>0.0867052023121387</text:p>
              </table:table-cell>
              <table:table-cell office:value-type="float" office:value="0.0700934579439252">
                <text:p>0.070093457943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202312138728324">
                <text:p>0.202312138728324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285046728971963">
                <text:p>0.285046728971963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456647398843931">
                <text:p>0.456647398843931</text:p>
              </table:table-cell>
              <table:table-cell office:value-type="float" office:value="0.411214953271028">
                <text:p>0.411214953271028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16763005780347">
                <text:p>0.716763005780347</text:p>
              </table:table-cell>
              <table:table-cell office:value-type="float" office:value="0.700934579439252">
                <text:p>0.700934579439252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26589595375723">
                <text:p>0.826589595375723</text:p>
              </table:table-cell>
              <table:table-cell office:value-type="float" office:value="0.850467289719626">
                <text:p>0.850467289719626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